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ato" svg:font-family="Lato, sans-serif"/>
    <style:font-face style:name="Nunito" svg:font-family="Nunito, sans-serif"/>
    <style:font-face style:name="Lucida Sans1" svg:font-family="'Lucida Sans'" style:font-family-generic="swiss"/>
    <style:font-face style:name="Consolas1"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style:font-name="Consolas1" fo:font-size="14pt" fo:font-style="normal" officeooo:rsid="00153a2e" officeooo:paragraph-rsid="00153a2e" style:font-size-asian="12.25pt" style:font-style-asian="normal" style:font-size-complex="14pt" style:font-style-complex="normal"/>
    </style:style>
    <style:style style:name="P2" style:family="paragraph" style:parent-style-name="Text_20_body">
      <style:text-properties style:font-name="Consolas1" fo:font-size="14pt" fo:font-style="normal" officeooo:rsid="00153a2e" officeooo:paragraph-rsid="00153a2e" style:font-size-asian="12.25pt" style:font-style-asian="normal" style:font-size-complex="14pt" style:font-style-complex="normal"/>
    </style:style>
    <style:style style:name="P3" style:family="paragraph" style:parent-style-name="Text_20_body">
      <style:text-properties style:font-name="Consolas1" fo:font-size="14pt" fo:font-style="normal" officeooo:rsid="00153a2e" officeooo:paragraph-rsid="0015ddf8" style:font-size-asian="12.25pt" style:font-style-asian="normal" style:font-size-complex="14pt" style:font-style-complex="normal"/>
    </style:style>
    <style:style style:name="P4" style:family="paragraph" style:parent-style-name="Text_20_body">
      <style:text-properties style:font-name="Consolas1" fo:font-size="14pt" fo:font-style="normal" officeooo:rsid="0015ddf8" officeooo:paragraph-rsid="0015ddf8" style:font-size-asian="12.25pt" style:font-style-asian="normal" style:font-size-complex="14pt" style:font-style-complex="normal"/>
    </style:style>
    <style:style style:name="P5" style:family="paragraph" style:parent-style-name="Text_20_body">
      <style:text-properties style:font-name="Consolas1" fo:font-size="14pt" fo:font-style="normal" officeooo:rsid="0016ad8c" officeooo:paragraph-rsid="0016ad8c" style:font-size-asian="12.25pt" style:font-style-asian="normal" style:font-size-complex="14pt" style:font-style-complex="normal"/>
    </style:style>
    <style:style style:name="T1" style:family="text">
      <style:text-properties officeooo:rsid="0015ddf8"/>
    </style:style>
    <style:style style:name="T2" style:family="text">
      <style:text-properties officeooo:rsid="0016ad8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lt;h2&gt;Hello, World&lt;/h2&gt;</text:h>
      <text:p text:style-name="P2"/>
      <text:p text:style-name="P4">&lt;p&gt;</text:p>
      <text:p text:style-name="P2"><text:span text:style-name="T1"><text:tab/></text:span>Hello, good reader! This is the first post on my developer blog. Right now I've got about eight or nine months exprience with<text:span text:style-name="T1"> </text:span>programming languages. I started with C, then moved on to HTML, CSS, and JavaScript, with the intention of getting a job doing front-end web development. Several strangers on the internet said it was the easiest job to get into without a formal education. Whether or not this is true, I made it my goal nevertheless. Now that I feel ready to start looking for my first job, <text:span text:style-name="T1">I</text:span>'m encountering a bit of an existential crisis.</text:p>
      <text:p text:style-name="P4">&lt;/p&gt;</text:p>
      <text:p text:style-name="P4">&lt;p&gt;</text:p>
      <text:p text:style-name="P3"><text:span text:style-name="T1"><text:tab/></text:span>See, since I was fifteen or so my main pursuit in life has been to write, and I've devoted myself to studying the humanities.<text:span text:style-name="T1"> </text:span>And, in fact, that is still the primary interest of my life. Unfortunately, for me, this pursuit has provided little in resemblance of a living wage. I tried teaching, but after discovering that teaching in schools these days has little to do with education, I had to change course. I don't even remember what confluence of sources brought me to decide to try coding, but I found building algorithms to be a satisfying <text:soft-page-break/>exercise for the logical area of my mind. "I could do this for a living," I thought. Thus, I'm now trying to make a living with coding while still chasing after my dream of writing books.</text:p>
      <text:p text:style-name="P3">&lt;/p&gt;</text:p>
      <text:p text:style-name="P2">&lt;p&gt;</text:p>
      <text:p text:style-name="P2"><text:span text:style-name="T1"><text:tab/></text:span>So far, so good. But as I'm close to believing (perhaps foolishly) that I'm ready to begin working, I've gotten worried about actually getting a job. Is this what I really want to do? What am I sacrificing my time and energy to? I was worried that once I got a job, all my time and energy would go to <text:span text:style-name="T1">working on code that ultimately served no purpose. I envisioned maintaining websites for companies selling useless gizmos that only increased the size of the mountains of garbage we've created as a species, or further turned our civilization into fetish-clutching consumers. I was ready to call the whole thing off after nearly a year of work.</text:span></text:p>
      <text:p text:style-name="P2">&lt;/p&gt;</text:p>
      <text:p text:style-name="P4">&lt;p&gt;</text:p>
      <text:p text:style-name="P4"><text:tab/>Luckily my dread was short-lived, and after a bit of reflection I realized that programming could also contribute to improving our civilization's relationship with the environment. In particular I could help companies and organizations that are working on clean energy. As a front-end developer I could at least maintain their websites. It <text:soft-page-break/>also showed me a way forward in how to grow as a developer -- to help steer technology towards limiting the impact of human civilization on the planet.</text:p>
      <text:p text:style-name="P4">&lt;/p&gt;</text:p>
      <text:p text:style-name="P4">&lt;p&gt;</text:p>
      <text:p text:style-name="P4"><text:tab/>Perhaps it's an idealistic stance to take. There's certainly a fundamental contradiction in our economy's need for extracting material from the earth that is disposable (so that it can be resold), but I maintain hope that technology can still be developed towards more ecological ends. Indeed, it seems with the extreme changes in weather and climate that such a decision is being made for us.<text:span text:style-name="T2"> We're being forced out of our state of inertia.</text:span></text:p>
      <text:p text:style-name="P5">&lt;/p&gt;</text:p>
      <text:p text:style-name="P5">&lt;p&gt;</text:p>
      <text:p text:style-name="P5"><text:tab/>So, I'm looking for front-end development work with a company or organization that is working on something like renewable energy or in improving environmental policy. And while my skillset is primarily web development, I'm also interested in branching out to other areas of software development. If you have any leads in this area or would like to hire me on, please contact me... I would also appreciate any advice...</text:p>
      <text:p text:style-name="P5">&lt;/p&gt;</text:p>
      <text:p text:style-name="P2"/>
      <text:p text:style-name="P2"/>
      <text:p text:style-name="P2"><text:soft-page-break/></text:p>
      <text:p text:style-name="P2"/>
      <text:p text:style-name="P2"/>
      <text:p text:style-name="P2"/>
      <text:p text:style-name="P2"/>
      <text:p text:style-name="P2"/>
      <text:p text:style-name="P2"/>
      <text:p text:style-name="P2">&lt;p&gt;</text:p>
      <text:p text:style-name="P2"><text:span text:style-name="T1"><text:tab/></text:span>I've spent most of my time lately on my portfolio site. My portfolio's theme is based on the Persona 4 Golden video game. </text:p>
      <text:p text:style-name="P2"><text:s text:c="10"/>There was no intention for basing the theme on the game other than I liked how the opening movie and start screen looked, </text:p>
      <text:p text:style-name="P2"><text:s text:c="10"/>and I decided it would be fun to recreate it as a webpage. Obviously it isn't as well done or animated as the video game, </text:p>
      <text:p text:style-name="P2"><text:s text:c="10"/>but I did have fun designing and animating the logo, which looks like this:</text:p>
      <text:p text:style-name="P2"><text:s text:c="8"/>&lt;/p&gt;</text:p>
      <text:p text:style-name="P2"><text:s text:c="10"/>[add logo HTML, CSS, and JS here]</text:p>
      <text:p text:style-name="P2"><text:s text:c="8"/>&lt;p&gt;</text:p>
      <text:p text:style-name="P2"><text:s text:c="10"/>As well as animating the "sticky" navigation bar here:</text:p>
      <text:p text:style-name="P2"><text:s text:c="8"/>&lt;/p&gt;</text:p>
      <text:p text:style-name="P2"><text:s text:c="8"/>&lt;p&gt;</text:p>
      <text:p text:style-name="P2"><text:soft-page-break/><text:s text:c="10"/>I've decided to concentrate on these two languages in particular, using JavaScript when it makes sense. But I hope to get an initial job by concentrating on the former two. And once I get really good at them then I'll concentrate more on developing my JavaScript skills. And of course, I'll work on JavaScript whenever I need it for my own projects.</text:p>
      <text:p text:style-name="P2"><text:s text:c="8"/>&lt;/p&gt;</text:p>
      <text:p text:style-name="P2"><text:s text:c="8"/>&lt;p&gt;</text:p>
      <text:p text:style-name="P2"><text:s text:c="10"/>The other thing I'm working on, obviously, is this blog. I confess I'm doing this more because I hope it will help me get a job more than anything, but there are obvious benefits from keeping a record of one's activities in whatever field they're interested in. If anything it'll be proof of one's progress. It also gives me an opportunity to reflect and be grateful for working hard at th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ato" svg:font-family="Lato, sans-serif"/>
    <style:font-face style:name="Nunito" svg:font-family="Nunito, sans-serif"/>
    <style:font-face style:name="Lucida Sans1" svg:font-family="'Lucida Sans'" style:font-family-generic="swiss"/>
    <style:font-face style:name="Consolas1"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75in" fo:margin-right="1.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6T10:57:48.442000000</meta:creation-date>
    <dc:title>Default</dc:title>
    <meta:editing-duration>PT6M20S</meta:editing-duration>
    <meta:editing-cycles>3</meta:editing-cycles>
    <meta:generator>LibreOffice/7.1.3.2$Windows_X86_64 LibreOffice_project/47f78053abe362b9384784d31a6e56f8511eb1c1</meta:generator>
    <dc:date>2023-01-26T11:17:20.036000000</dc:date>
    <meta:document-statistic meta:table-count="0" meta:image-count="0" meta:object-count="0" meta:page-count="5" meta:paragraph-count="34" meta:word-count="824" meta:character-count="4755" meta:non-whitespace-character-count="3837"/>
    <meta:template xlink:type="simple" xlink:actuate="onRequest" xlink:title="Default" xlink:href="../../../../../../AppData/Roaming/LibreOffice/4/user/template/Default8.ott" meta:date="2023-01-26T10:57:42.297000000"/>
  </office:meta>
</office:document-meta>
</file>